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8472in"/>
    </style:style>
    <style:style style:name="co3" style:family="table-column">
      <style:table-column-properties fo:break-before="auto" style:column-width="2.2673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2.2807in"/>
    </style:style>
    <style:style style:name="co6" style:family="table-column">
      <style:table-column-properties fo:break-before="auto" style:column-width="1.8984in"/>
    </style:style>
    <style:style style:name="co7" style:family="table-column">
      <style:table-column-properties fo:break-before="auto" style:column-width="0.9945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1984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refdes</text:p>
          </table:table-cell>
          <table:table-cell office:value-type="string">
            <text:p><text:s/>device</text:p>
          </table:table-cell>
          <table:table-cell office:value-type="string">
            <text:p><text:s/>footprint</text:p>
          </table:table-cell>
          <table:table-cell office:value-type="string">
            <text:p><text:s/>value</text:p>
          </table:table-cell>
          <table:table-cell office:value-type="string">
            <text:p><text:s/>comment</text:p>
          </table:table-cell>
          <table:table-cell office:value-type="string">
            <text:p><text:s/>model-name</text:p>
          </table:table-cell>
          <table:table-cell office:value-type="string">
            <text:p><text:s/>netname</text:p>
          </table:table-cell>
          <table:table-cell office:value-type="string">
            <text:p><text:s/>symversion</text:p>
          </table:table-cell>
        </table:table-row>
        <table:table-row table:style-name="ro1">
          <table:table-cell office:value-type="string">
            <text:p>BUZ1.</text:p>
          </table:table-cell>
          <table:table-cell office:value-type="string">
            <text:p><text:s/>BEEPER</text:p>
          </table:table-cell>
          <table:table-cell office:value-type="string">
            <text:p><text:s/>AI-2429-TWT-12V-3-R.fp</text:p>
          </table:table-cell>
          <table:table-cell office:value-type="string">
            <text:p><text:s/></text:p>
          </table:table-cell>
          <table:table-cell office:value-type="string">
            <text:p><text:s/>KHz 12VDC</text:p>
          </table:table-cell>
          <table:table-cell office:value-type="string">
            <text:p><text:s/>AI-2429-TWT-12V-3-R</text:p>
          </table:table-cell>
          <table:table-cell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BUZ2.</text:p>
          </table:table-cell>
          <table:table-cell office:value-type="string">
            <text:p><text:s/>BEEPER</text:p>
          </table:table-cell>
          <table:table-cell office:value-type="string">
            <text:p><text:s/>PB-1408.fp</text:p>
          </table:table-cell>
          <table:table-cell office:value-type="string">
            <text:p><text:s/></text:p>
          </table:table-cell>
          <table:table-cell office:value-type="string">
            <text:p><text:s/>kHz 12VDC</text:p>
          </table:table-cell>
          <table:table-cell office:value-type="string">
            <text:p><text:s/>PB-1408</text:p>
          </table:table-cell>
          <table:table-cell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1.</text:p>
          </table:table-cell>
          <table:table-cell office:value-type="string">
            <text:p><text:s/>CAPACITOR</text:p>
          </table:table-cell>
          <table:table-cell office:value-type="string">
            <text:p><text:s/>ACY1000</text:p>
          </table:table-cell>
          <table:table-cell office:value-type="string">
            <text:p><text:s/>4.7uF</text:p>
          </table:table-cell>
          <table:table-cell table:number-columns-repeated="3"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2.</text:p>
          </table:table-cell>
          <table:table-cell office:value-type="string">
            <text:p><text:s/>CAPACITOR</text:p>
          </table:table-cell>
          <table:table-cell office:value-type="string">
            <text:p><text:s/>ACY300</text:p>
          </table:table-cell>
          <table:table-cell office:value-type="string">
            <text:p><text:s/>470pF</text:p>
          </table:table-cell>
          <table:table-cell office:value-type="string">
            <text:p><text:s/>Mica</text:p>
          </table:table-cell>
          <table:table-cell table:number-columns-repeated="2"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3.</text:p>
          </table:table-cell>
          <table:table-cell office:value-type="string">
            <text:p><text:s/>CAPACITOR</text:p>
          </table:table-cell>
          <table:table-cell office:value-type="string">
            <text:p><text:s/>ACY400</text:p>
          </table:table-cell>
          <table:table-cell office:value-type="string">
            <text:p><text:s/>1.0uF</text:p>
          </table:table-cell>
          <table:table-cell office:value-type="string">
            <text:p><text:s/>Metal Film</text:p>
          </table:table-cell>
          <table:table-cell table:number-columns-repeated="2"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4.</text:p>
          </table:table-cell>
          <table:table-cell office:value-type="string">
            <text:p><text:s/>CAPACITOR</text:p>
          </table:table-cell>
          <table:table-cell office:value-type="string">
            <text:p><text:s/>ACY400</text:p>
          </table:table-cell>
          <table:table-cell office:value-type="string">
            <text:p><text:s/>2.0uF</text:p>
          </table:table-cell>
          <table:table-cell office:value-type="string">
            <text:p><text:s/>Metal Film</text:p>
          </table:table-cell>
          <table:table-cell table:number-columns-repeated="2"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5.</text:p>
          </table:table-cell>
          <table:table-cell office:value-type="string">
            <text:p><text:s/>CAPACITOR</text:p>
          </table:table-cell>
          <table:table-cell office:value-type="string">
            <text:p><text:s/>ACY400</text:p>
          </table:table-cell>
          <table:table-cell office:value-type="string">
            <text:p><text:s/>1.0uF</text:p>
          </table:table-cell>
          <table:table-cell office:value-type="string">
            <text:p><text:s/>Metal Film</text:p>
          </table:table-cell>
          <table:table-cell table:number-columns-repeated="2"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6.</text:p>
          </table:table-cell>
          <table:table-cell office:value-type="string">
            <text:p><text:s/>CAPACITOR</text:p>
          </table:table-cell>
          <table:table-cell office:value-type="string">
            <text:p><text:s/>ACY400</text:p>
          </table:table-cell>
          <table:table-cell office:value-type="string">
            <text:p><text:s/>1.0uF</text:p>
          </table:table-cell>
          <table:table-cell office:value-type="string">
            <text:p><text:s/>Metal Film</text:p>
          </table:table-cell>
          <table:table-cell table:number-columns-repeated="2"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7.</text:p>
          </table:table-cell>
          <table:table-cell office:value-type="string">
            <text:p><text:s/>CAPACITOR</text:p>
          </table:table-cell>
          <table:table-cell office:value-type="string">
            <text:p><text:s/>ACY400</text:p>
          </table:table-cell>
          <table:table-cell office:value-type="string">
            <text:p><text:s/>1.0uF</text:p>
          </table:table-cell>
          <table:table-cell office:value-type="string">
            <text:p><text:s/>Metal Film</text:p>
          </table:table-cell>
          <table:table-cell table:number-columns-repeated="2"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8.</text:p>
          </table:table-cell>
          <table:table-cell office:value-type="string">
            <text:p><text:s/>CAPACITOR</text:p>
          </table:table-cell>
          <table:table-cell office:value-type="string">
            <text:p><text:s/>ACY400</text:p>
          </table:table-cell>
          <table:table-cell office:value-type="string">
            <text:p><text:s/>1.0uF</text:p>
          </table:table-cell>
          <table:table-cell table:number-columns-repeated="3"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9.</text:p>
          </table:table-cell>
          <table:table-cell office:value-type="string">
            <text:p><text:s/>CAPACITOR</text:p>
          </table:table-cell>
          <table:table-cell office:value-type="string">
            <text:p><text:s/>RCY100</text:p>
          </table:table-cell>
          <table:table-cell office:value-type="string">
            <text:p><text:s/>0.1uF</text:p>
          </table:table-cell>
          <table:table-cell office:value-type="string">
            <text:p><text:s/>Ceramic</text:p>
          </table:table-cell>
          <table:table-cell office:value-type="string">
            <text:p><text:s/>C315C104M5U5TA</text:p>
          </table:table-cell>
          <table:table-cell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10.</text:p>
          </table:table-cell>
          <table:table-cell office:value-type="string">
            <text:p><text:s/>CAPACITOR</text:p>
          </table:table-cell>
          <table:table-cell office:value-type="string">
            <text:p><text:s/>RCY100</text:p>
          </table:table-cell>
          <table:table-cell office:value-type="string">
            <text:p><text:s/>0.1uF</text:p>
          </table:table-cell>
          <table:table-cell office:value-type="string">
            <text:p><text:s/>Ceramic</text:p>
          </table:table-cell>
          <table:table-cell office:value-type="string">
            <text:p><text:s/>C315C104M5U5TA</text:p>
          </table:table-cell>
          <table:table-cell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11.</text:p>
          </table:table-cell>
          <table:table-cell office:value-type="string">
            <text:p><text:s/>CAPACITOR</text:p>
          </table:table-cell>
          <table:table-cell office:value-type="string">
            <text:p><text:s/>ACY400</text:p>
          </table:table-cell>
          <table:table-cell office:value-type="string">
            <text:p><text:s/>2.0uF</text:p>
          </table:table-cell>
          <table:table-cell office:value-type="string">
            <text:p><text:s/>Metal Film</text:p>
          </table:table-cell>
          <table:table-cell table:number-columns-repeated="2"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12.</text:p>
          </table:table-cell>
          <table:table-cell office:value-type="string">
            <text:p><text:s/>CAPACITOR</text:p>
          </table:table-cell>
          <table:table-cell office:value-type="string">
            <text:p><text:s/>ACY300</text:p>
          </table:table-cell>
          <table:table-cell office:value-type="string">
            <text:p><text:s/>0.01uF</text:p>
          </table:table-cell>
          <table:table-cell table:number-columns-repeated="3"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13.</text:p>
          </table:table-cell>
          <table:table-cell office:value-type="string">
            <text:p><text:s/>CAPACITOR</text:p>
          </table:table-cell>
          <table:table-cell office:value-type="string">
            <text:p><text:s/>ACY300</text:p>
          </table:table-cell>
          <table:table-cell office:value-type="string">
            <text:p><text:s/>0.01uF</text:p>
          </table:table-cell>
          <table:table-cell table:number-columns-repeated="3"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14.</text:p>
          </table:table-cell>
          <table:table-cell office:value-type="string">
            <text:p><text:s/>CAPACITOR</text:p>
          </table:table-cell>
          <table:table-cell office:value-type="string">
            <text:p><text:s/>ACY300</text:p>
          </table:table-cell>
          <table:table-cell office:value-type="string">
            <text:p><text:s/>0.1uF</text:p>
          </table:table-cell>
          <table:table-cell office:value-type="string">
            <text:p><text:s/>Metal Film</text:p>
          </table:table-cell>
          <table:table-cell table:number-columns-repeated="2"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15.</text:p>
          </table:table-cell>
          <table:table-cell office:value-type="string">
            <text:p><text:s/>CAPACITOR</text:p>
          </table:table-cell>
          <table:table-cell office:value-type="string">
            <text:p><text:s/>ACY300</text:p>
          </table:table-cell>
          <table:table-cell office:value-type="string">
            <text:p><text:s/>0.1uF</text:p>
          </table:table-cell>
          <table:table-cell office:value-type="string">
            <text:p><text:s/>Metal Film</text:p>
          </table:table-cell>
          <table:table-cell table:number-columns-repeated="2"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16.</text:p>
          </table:table-cell>
          <table:table-cell office:value-type="string">
            <text:p><text:s/>CAPACITOR</text:p>
          </table:table-cell>
          <table:table-cell office:value-type="string">
            <text:p><text:s/>ACY300</text:p>
          </table:table-cell>
          <table:table-cell office:value-type="string">
            <text:p><text:s/>0.1uF</text:p>
          </table:table-cell>
          <table:table-cell table:number-columns-repeated="3"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17.</text:p>
          </table:table-cell>
          <table:table-cell office:value-type="string">
            <text:p><text:s/>POLARIZED_CAPACITOR</text:p>
          </table:table-cell>
          <table:table-cell office:value-type="string">
            <text:p><text:s/>RCY100P</text:p>
          </table:table-cell>
          <table:table-cell office:value-type="string">
            <text:p><text:s/>1.0uF</text:p>
          </table:table-cell>
          <table:table-cell office:value-type="string">
            <text:p><text:s/>Electrolytic</text:p>
          </table:table-cell>
          <table:table-cell table:number-columns-repeated="2"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18.</text:p>
          </table:table-cell>
          <table:table-cell office:value-type="string">
            <text:p><text:s/>CAPACITOR</text:p>
          </table:table-cell>
          <table:table-cell office:value-type="string">
            <text:p><text:s/>RCY100</text:p>
          </table:table-cell>
          <table:table-cell office:value-type="string">
            <text:p><text:s/>0.01uF</text:p>
          </table:table-cell>
          <table:table-cell office:value-type="string">
            <text:p><text:s/>Ceramic</text:p>
          </table:table-cell>
          <table:table-cell office:value-type="string">
            <text:p><text:s/>C315C104M5U5TA</text:p>
          </table:table-cell>
          <table:table-cell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19.</text:p>
          </table:table-cell>
          <table:table-cell office:value-type="string">
            <text:p><text:s/>CAPACITOR</text:p>
          </table:table-cell>
          <table:table-cell office:value-type="string">
            <text:p><text:s/>ACY300</text:p>
          </table:table-cell>
          <table:table-cell office:value-type="string">
            <text:p><text:s/>0.01uF</text:p>
          </table:table-cell>
          <table:table-cell office:value-type="string">
            <text:p><text:s/>Metal Film</text:p>
          </table:table-cell>
          <table:table-cell office:value-type="string">
            <text:p><text:s/>P4513-ND</text:p>
          </table:table-cell>
          <table:table-cell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ONN1</text:p>
          </table:table-cell>
          <table:table-cell office:value-type="string">
            <text:p><text:s/>Dual_Two_Way_Switch</text:p>
          </table:table-cell>
          <table:table-cell office:value-type="string">
            <text:p><text:s/>AMPHENOL_BNC_31-5431-short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AMPHENOL_BNC_31-5431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N2</text:p>
          </table:table-cell>
          <table:table-cell office:value-type="string">
            <text:p><text:s/>Dual_Two_Way_Switch</text:p>
          </table:table-cell>
          <table:table-cell office:value-type="string">
            <text:p><text:s/>AMPHENOL_BNC_31-5431-short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AMPHENOL_BNC_31-5431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N3</text:p>
          </table:table-cell>
          <table:table-cell office:value-type="string">
            <text:p><text:s/>CONNECTOR_4</text:p>
          </table:table-cell>
          <table:table-cell office:value-type="string">
            <text:p><text:s/>JUMPER4</text:p>
          </table:table-cell>
          <table:table-cell office:value-type="string">
            <text:p><text:s/></text:p>
          </table:table-cell>
          <table:table-cell office:value-type="string">
            <text:p><text:s/>DP-650 LCD Meter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string">
            <text:p>CONN4</text:p>
          </table:table-cell>
          <table:table-cell office:value-type="string">
            <text:p><text:s/>CONNECTOR_9</text:p>
          </table:table-cell>
          <table:table-cell office:value-type="string">
            <text:p><text:s/>JUMPER9</text:p>
          </table:table-cell>
          <table:table-cell office:value-type="string">
            <text:p><text:s/></text:p>
          </table:table-cell>
          <table:table-cell office:value-type="string">
            <text:p><text:s/>MiniHex9 on wire leads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string">
            <text:p>CONN5</text:p>
          </table:table-cell>
          <table:table-cell office:value-type="string">
            <text:p><text:s/>CONNECTOR_9</text:p>
          </table:table-cell>
          <table:table-cell office:value-type="string">
            <text:p><text:s/>JUMPER9</text:p>
          </table:table-cell>
          <table:table-cell office:value-type="string">
            <text:p><text:s/></text:p>
          </table:table-cell>
          <table:table-cell office:value-type="string">
            <text:p><text:s/>MiniHex9 on wire leads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<text:s/>DIODE</text:p>
          </table:table-cell>
          <table:table-cell office:value-type="string">
            <text:p><text:s/>ALF400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1N4148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<text:s/>DIODE</text:p>
          </table:table-cell>
          <table:table-cell office:value-type="string">
            <text:p><text:s/>ALF400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1N4148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office:value-type="string">
            <text:p>LCD1</text:p>
          </table:table-cell>
          <table:table-cell office:value-type="string">
            <text:p><text:s/></text:p>
          </table:table-cell>
          <table:table-cell office:value-type="string">
            <text:p><text:s/>DP-650-vertical.fp</text:p>
          </table:table-cell>
          <table:table-cell office:value-type="string">
            <text:p><text:s/></text:p>
          </table:table-cell>
          <table:table-cell office:value-type="string">
            <text:p><text:s/>This is just to make the symbol for</text:p>
          </table:table-cell>
          <table:table-cell table:number-columns-repeated="3"/>
        </table:table-row>
        <table:table-row table:style-name="ro1">
          <table:table-cell office:value-type="string">
            <text:p><text:tab/>the LCD display show up.</text:p>
          </table:table-cell>
          <table:table-cell table:number-columns-repeated="3"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LED1.</text:p>
          </table:table-cell>
          <table:table-cell office:value-type="string">
            <text:p><text:s/>LED</text:p>
          </table:table-cell>
          <table:table-cell office:value-type="string">
            <text:p><text:s/>T1.75_LED</text:p>
          </table:table-cell>
          <table:table-cell office:value-type="string">
            <text:p><text:s/></text:p>
          </table:table-cell>
          <table:table-cell office:value-type="string">
            <text:p><text:s/>Yellow</text:p>
          </table:table-cell>
          <table:table-cell table:number-columns-repeated="2"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LED2.1</text:p>
          </table:table-cell>
          <table:table-cell office:value-type="string">
            <text:p><text:s/>LED</text:p>
          </table:table-cell>
          <table:table-cell office:value-type="string">
            <text:p><text:s/>LPF-C013301S</text:p>
          </table:table-cell>
          <table:table-cell office:value-type="string">
            <text:p><text:s/></text:p>
          </table:table-cell>
          <table:table-cell office:value-type="string">
            <text:p><text:s/>_1</text:p>
          </table:table-cell>
          <table:table-cell table:number-columns-repeated="2"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LED2.2</text:p>
          </table:table-cell>
          <table:table-cell office:value-type="string">
            <text:p><text:s/>LED</text:p>
          </table:table-cell>
          <table:table-cell office:value-type="string">
            <text:p><text:s/>LPF-C013301S</text:p>
          </table:table-cell>
          <table:table-cell office:value-type="string">
            <text:p><text:s/></text:p>
          </table:table-cell>
          <table:table-cell office:value-type="string">
            <text:p><text:s/>_2</text:p>
          </table:table-cell>
          <table:table-cell table:number-columns-repeated="2"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LED2.3</text:p>
          </table:table-cell>
          <table:table-cell office:value-type="string">
            <text:p><text:s/>LED</text:p>
          </table:table-cell>
          <table:table-cell office:value-type="string">
            <text:p><text:s/>LPF-C013301S</text:p>
          </table:table-cell>
          <table:table-cell office:value-type="string">
            <text:p><text:s/></text:p>
          </table:table-cell>
          <table:table-cell office:value-type="string">
            <text:p><text:s/>_3</text:p>
          </table:table-cell>
          <table:table-cell table:number-columns-repeated="2" office:value-type="string">
            <text:p><text:s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<text:s/>2N3904</text:p>
          </table:table-cell>
          <table:table-cell office:value-type="string">
            <text:p><text:s/>TO92</text:p>
          </table:table-cell>
          <table:table-cell table:number-columns-repeated="5" office:value-type="string">
            <text:p><text:s/>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<text:s/>2N3904</text:p>
          </table:table-cell>
          <table:table-cell office:value-type="string">
            <text:p><text:s/>TO92</text:p>
          </table:table-cell>
          <table:table-cell table:number-columns-repeated="5" office:value-type="string">
            <text:p><text:s/>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22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56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18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10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18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1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75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2.2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<text:s/>VARIABLE_RESISTOR</text:p>
          </table:table-cell>
          <table:table-cell office:value-type="string">
            <text:p><text:s/>JUMPER3</text:p>
          </table:table-cell>
          <table:table-cell office:value-type="string">
            <text:p><text:s/>25K</text:p>
          </table:table-cell>
          <table:table-cell office:value-type="string">
            <text:p><text:s/>Panel Mount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100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470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470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470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float" office:value="500">
            <text:p>500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1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4.7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1M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2.2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4.7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1M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string">
            <text:p><text:s/>VARIABLE_RESISTOR</text:p>
          </table:table-cell>
          <table:table-cell office:value-type="string">
            <text:p><text:s/>JUMPER3</text:p>
          </table:table-cell>
          <table:table-cell office:value-type="string">
            <text:p><text:s/>5K</text:p>
          </table:table-cell>
          <table:table-cell office:value-type="string">
            <text:p><text:s/>Panel Mount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2.2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150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1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100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26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2.2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27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4.7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28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470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4.7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30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4.7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31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56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32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2.2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33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100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34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1.8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35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30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36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30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37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100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38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100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39</text:p>
          </table:table-cell>
          <table:table-cell office:value-type="string">
            <text:p><text:s/>VARIABLE_RESISTOR</text:p>
          </table:table-cell>
          <table:table-cell office:value-type="string">
            <text:p><text:s/>JUMPER3</text:p>
          </table:table-cell>
          <table:table-cell office:value-type="string">
            <text:p><text:s/>25K</text:p>
          </table:table-cell>
          <table:table-cell office:value-type="string">
            <text:p><text:s/>Panel Mount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string">
            <text:p>R40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1.5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R41</text:p>
          </table:table-cell>
          <table:table-cell office:value-type="string">
            <text:p><text:s/>VARIABLE_RESISTOR</text:p>
          </table:table-cell>
          <table:table-cell office:value-type="string">
            <text:p><text:s/>JUMPER3</text:p>
          </table:table-cell>
          <table:table-cell office:value-type="string">
            <text:p><text:s/>5K</text:p>
          </table:table-cell>
          <table:table-cell office:value-type="string">
            <text:p><text:s/>Panel Mount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string">
            <text:p>R42</text:p>
          </table:table-cell>
          <table:table-cell office:value-type="string">
            <text:p><text:s/>RESISTOR</text:p>
          </table:table-cell>
          <table:table-cell office:value-type="string">
            <text:p><text:s/>ACY400</text:p>
          </table:table-cell>
          <table:table-cell office:value-type="string">
            <text:p><text:s/>100K</text:p>
          </table:table-cell>
          <table:table-cell table:number-columns-repeated="4" office:value-type="string">
            <text:p><text:s/></text:p>
          </table:table-cell>
        </table:table-row>
        <table:table-row table:style-name="ro1">
          <table:table-cell office:value-type="string">
            <text:p>S1</text:p>
          </table:table-cell>
          <table:table-cell office:value-type="string">
            <text:p><text:s/>Dual_Two_Way_Switch</text:p>
          </table:table-cell>
          <table:table-cell office:value-type="string">
            <text:p><text:s/>CK_7201SYAQE.fp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7201SYAQE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2</text:p>
          </table:table-cell>
          <table:table-cell office:value-type="string">
            <text:p><text:s/></text:p>
          </table:table-cell>
          <table:table-cell office:value-type="string">
            <text:p><text:s/>JUMPER4</text:p>
          </table:table-cell>
          <table:table-cell office:value-type="string">
            <text:p><text:s/></text:p>
          </table:table-cell>
          <table:table-cell office:value-type="string">
            <text:p><text:s/>S2 Settings</text:p>
          </table:table-cell>
          <table:table-cell table:number-columns-repeated="3"/>
        </table:table-row>
        <table:table-row table:style-name="ro1">
          <table:table-cell office:value-type="string">
            <text:p>Set Max.</text:p>
          </table:table-cell>
          <table:table-cell table:number-columns-repeated="7"/>
        </table:table-row>
        <table:table-row table:style-name="ro1">
          <table:table-cell office:value-type="string">
            <text:p>Run</text:p>
          </table:table-cell>
          <table:table-cell table:number-columns-repeated="7"/>
        </table:table-row>
        <table:table-row table:style-name="ro1">
          <table:table-cell office:value-type="string">
            <text:p>Set Min.</text:p>
          </table:table-cell>
          <table:table-cell table:number-columns-repeated="3"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S3</text:p>
          </table:table-cell>
          <table:table-cell office:value-type="string">
            <text:p><text:s/>Dual_Two_Way_Switch</text:p>
          </table:table-cell>
          <table:table-cell office:value-type="string">
            <text:p><text:s/>CK_7201SYAQE.fp</text:p>
          </table:table-cell>
          <table:table-cell office:value-type="string">
            <text:p><text:s/></text:p>
          </table:table-cell>
          <table:table-cell office:value-type="string">
            <text:p><text:s/>S3 Settings</text:p>
          </table:table-cell>
          <table:table-cell table:number-columns-repeated="3"/>
        </table:table-row>
        <table:table-row table:style-name="ro1">
          <table:table-cell office:value-type="string">
            <text:p>Alarm Enable</text:p>
          </table:table-cell>
          <table:table-cell table:number-columns-repeated="7"/>
        </table:table-row>
        <table:table-row table:style-name="ro1">
          <table:table-cell office:value-type="string">
            <text:p>Tacit</text:p>
          </table:table-cell>
          <table:table-cell office:value-type="string">
            <text:p><text:s/>7201SYAQE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TP1.</text:p>
          </table:table-cell>
          <table:table-cell office:value-type="string">
            <text:p><text:s/>TESTPOINT</text:p>
          </table:table-cell>
          <table:table-cell office:value-type="string">
            <text:p><text:s/>JUMPER1</text:p>
          </table:table-cell>
          <table:table-cell office:value-type="string">
            <text:p><text:s/></text:p>
          </table:table-cell>
          <table:table-cell office:value-type="string">
            <text:p><text:s/>Amplified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string">
            <text:p>TP2.</text:p>
          </table:table-cell>
          <table:table-cell office:value-type="string">
            <text:p><text:s/>TESTPOINT</text:p>
          </table:table-cell>
          <table:table-cell office:value-type="string">
            <text:p><text:s/>JUMPER1</text:p>
          </table:table-cell>
          <table:table-cell office:value-type="string">
            <text:p><text:s/></text:p>
          </table:table-cell>
          <table:table-cell office:value-type="string">
            <text:p><text:s/>Pulse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string">
            <text:p>TP3.</text:p>
          </table:table-cell>
          <table:table-cell office:value-type="string">
            <text:p><text:s/>TESTPOINT</text:p>
          </table:table-cell>
          <table:table-cell office:value-type="string">
            <text:p><text:s/>JUMPER1</text:p>
          </table:table-cell>
          <table:table-cell office:value-type="string">
            <text:p><text:s/></text:p>
          </table:table-cell>
          <table:table-cell office:value-type="string">
            <text:p><text:s/>TTL_Pulse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string">
            <text:p>TP4.</text:p>
          </table:table-cell>
          <table:table-cell office:value-type="string">
            <text:p><text:s/>TESTPOINT</text:p>
          </table:table-cell>
          <table:table-cell office:value-type="string">
            <text:p><text:s/>JUMPER1</text:p>
          </table:table-cell>
          <table:table-cell office:value-type="string">
            <text:p><text:s/></text:p>
          </table:table-cell>
          <table:table-cell office:value-type="string">
            <text:p><text:s/>Freq_In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string">
            <text:p>TP5.</text:p>
          </table:table-cell>
          <table:table-cell office:value-type="string">
            <text:p><text:s/>TESTPOINT</text:p>
          </table:table-cell>
          <table:table-cell office:value-type="string">
            <text:p><text:s/>JUMPER1</text:p>
          </table:table-cell>
          <table:table-cell office:value-type="string">
            <text:p><text:s/></text:p>
          </table:table-cell>
          <table:table-cell office:value-type="string">
            <text:p><text:s/>FVC_Out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string">
            <text:p>TP6.</text:p>
          </table:table-cell>
          <table:table-cell office:value-type="string">
            <text:p><text:s/>TESTPOINT</text:p>
          </table:table-cell>
          <table:table-cell office:value-type="string">
            <text:p><text:s/>JUMPER1</text:p>
          </table:table-cell>
          <table:table-cell office:value-type="string">
            <text:p><text:s/></text:p>
          </table:table-cell>
          <table:table-cell office:value-type="string">
            <text:p><text:s/>EKG_Out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string">
            <text:p>TP7.</text:p>
          </table:table-cell>
          <table:table-cell office:value-type="string">
            <text:p><text:s/>TESTPOINT</text:p>
          </table:table-cell>
          <table:table-cell office:value-type="string">
            <text:p><text:s/>JUMPER1</text:p>
          </table:table-cell>
          <table:table-cell office:value-type="string">
            <text:p><text:s/></text:p>
          </table:table-cell>
          <table:table-cell office:value-type="string">
            <text:p><text:s/>Scaled_EKG_Out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string">
            <text:p>TP8.</text:p>
          </table:table-cell>
          <table:table-cell office:value-type="string">
            <text:p><text:s/>TESTPOINT</text:p>
          </table:table-cell>
          <table:table-cell office:value-type="string">
            <text:p><text:s/>JUMPER1</text:p>
          </table:table-cell>
          <table:table-cell office:value-type="string">
            <text:p><text:s/></text:p>
          </table:table-cell>
          <table:table-cell office:value-type="string">
            <text:p><text:s/>Max_Level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string">
            <text:p>TP9.</text:p>
          </table:table-cell>
          <table:table-cell office:value-type="string">
            <text:p><text:s/>TESTPOINT</text:p>
          </table:table-cell>
          <table:table-cell office:value-type="string">
            <text:p><text:s/>JUMPER1</text:p>
          </table:table-cell>
          <table:table-cell office:value-type="string">
            <text:p><text:s/></text:p>
          </table:table-cell>
          <table:table-cell office:value-type="string">
            <text:p><text:s/>Min_Level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string">
            <text:p>TP10.</text:p>
          </table:table-cell>
          <table:table-cell office:value-type="string">
            <text:p><text:s/>TESTPOINT</text:p>
          </table:table-cell>
          <table:table-cell office:value-type="string">
            <text:p><text:s/>JUMPER1</text:p>
          </table:table-cell>
          <table:table-cell office:value-type="string">
            <text:p><text:s/></text:p>
          </table:table-cell>
          <table:table-cell office:value-type="string">
            <text:p><text:s/>Alarm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string">
            <text:p>TP11.</text:p>
          </table:table-cell>
          <table:table-cell office:value-type="string">
            <text:p><text:s/>TESTPOINT</text:p>
          </table:table-cell>
          <table:table-cell office:value-type="string">
            <text:p><text:s/>JUMPER1</text:p>
          </table:table-cell>
          <table:table-cell table:number-columns-repeated="3" office:value-type="string">
            <text:p><text:s/></text:p>
          </table:table-cell>
          <table:table-cell office:value-type="string">
            <text:p><text:s/>ChassisGND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1.</text:p>
          </table:table-cell>
          <table:table-cell office:value-type="string">
            <text:p><text:s/>LM331</text:p>
          </table:table-cell>
          <table:table-cell office:value-type="string">
            <text:p><text:s/>DIP8</text:p>
          </table:table-cell>
          <table:table-cell table:number-columns-repeated="5" office:value-type="string">
            <text:p><text:s/></text:p>
          </table:table-cell>
        </table:table-row>
        <table:table-row table:style-name="ro1">
          <table:table-cell office:value-type="string">
            <text:p>U2.</text:p>
          </table:table-cell>
          <table:table-cell office:value-type="float" office:value="74221">
            <text:p>74221</text:p>
          </table:table-cell>
          <table:table-cell office:value-type="string">
            <text:p><text:s/>DIP16</text:p>
          </table:table-cell>
          <table:table-cell table:number-columns-repeated="5" office:value-type="string">
            <text:p><text:s/></text:p>
          </table:table-cell>
        </table:table-row>
        <table:table-row table:style-name="ro1">
          <table:table-cell office:value-type="string">
            <text:p>U2.1</text:p>
          </table:table-cell>
          <table:table-cell office:value-type="float" office:value="74221">
            <text:p>74221</text:p>
          </table:table-cell>
          <table:table-cell office:value-type="string">
            <text:p><text:s/>DIP16</text:p>
          </table:table-cell>
          <table:table-cell office:value-type="string">
            <text:p><text:s/></text:p>
          </table:table-cell>
          <table:table-cell office:value-type="string">
            <text:p><text:s/>_1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string">
            <text:p>U2.2</text:p>
          </table:table-cell>
          <table:table-cell office:value-type="float" office:value="74221">
            <text:p>74221</text:p>
          </table:table-cell>
          <table:table-cell office:value-type="string">
            <text:p><text:s/>DIP16</text:p>
          </table:table-cell>
          <table:table-cell office:value-type="string">
            <text:p><text:s/></text:p>
          </table:table-cell>
          <table:table-cell office:value-type="string">
            <text:p><text:s/>_2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string">
            <text:p>U3.1</text:p>
          </table:table-cell>
          <table:table-cell office:value-type="string">
            <text:p><text:s/>LM339</text:p>
          </table:table-cell>
          <table:table-cell office:value-type="string">
            <text:p><text:s/>DIP16</text:p>
          </table:table-cell>
          <table:table-cell office:value-type="string">
            <text:p><text:s/></text:p>
          </table:table-cell>
          <table:table-cell office:value-type="string">
            <text:p><text:s/>_1</text:p>
          </table:table-cell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3.2</text:p>
          </table:table-cell>
          <table:table-cell office:value-type="string">
            <text:p><text:s/>LM339</text:p>
          </table:table-cell>
          <table:table-cell office:value-type="string">
            <text:p><text:s/>DIP16</text:p>
          </table:table-cell>
          <table:table-cell office:value-type="string">
            <text:p><text:s/></text:p>
          </table:table-cell>
          <table:table-cell office:value-type="string">
            <text:p><text:s/>_2</text:p>
          </table:table-cell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3.3</text:p>
          </table:table-cell>
          <table:table-cell office:value-type="string">
            <text:p><text:s/>LM339</text:p>
          </table:table-cell>
          <table:table-cell office:value-type="string">
            <text:p><text:s/>DIP16</text:p>
          </table:table-cell>
          <table:table-cell office:value-type="string">
            <text:p><text:s/></text:p>
          </table:table-cell>
          <table:table-cell office:value-type="string">
            <text:p><text:s/>_3</text:p>
          </table:table-cell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3.4</text:p>
          </table:table-cell>
          <table:table-cell office:value-type="string">
            <text:p><text:s/>LM339</text:p>
          </table:table-cell>
          <table:table-cell office:value-type="string">
            <text:p><text:s/>DIP16</text:p>
          </table:table-cell>
          <table:table-cell office:value-type="string">
            <text:p><text:s/></text:p>
          </table:table-cell>
          <table:table-cell office:value-type="string">
            <text:p><text:s/>_4</text:p>
          </table:table-cell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4.</text:p>
          </table:table-cell>
          <table:table-cell office:value-type="string">
            <text:p><text:s/>LF356</text:p>
          </table:table-cell>
          <table:table-cell office:value-type="string">
            <text:p><text:s/>DIP8</text:p>
          </table:table-cell>
          <table:table-cell table:number-columns-repeated="5" office:value-type="string">
            <text:p><text:s/>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<text:s/>LM555</text:p>
          </table:table-cell>
          <table:table-cell office:value-type="string">
            <text:p><text:s/>DIP8</text:p>
          </table:table-cell>
          <table:table-cell table:number-columns-repeated="5" office:value-type="string">
            <text:p><text:s/></text:p>
          </table:table-cell>
        </table:table-row>
        <table:table-row table:style-name="ro1">
          <table:table-cell office:value-type="string">
            <text:p>U6.</text:p>
          </table:table-cell>
          <table:table-cell office:value-type="string">
            <text:p><text:s/>INA129</text:p>
          </table:table-cell>
          <table:table-cell office:value-type="string">
            <text:p><text:s/>DIP8</text:p>
          </table:table-cell>
          <table:table-cell table:number-columns-repeated="4" office:value-type="string">
            <text:p><text:s/>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REG1</text:p>
          </table:table-cell>
          <table:table-cell office:value-type="float" office:value="7805">
            <text:p>7805</text:p>
          </table:table-cell>
          <table:table-cell office:value-type="string">
            <text:p><text:s/>TO92</text:p>
          </table:table-cell>
          <table:table-cell table:number-columns-repeated="5" office:value-type="string">
            <text:p><text:s/></text:p>
          </table:table-cell>
        </table:table-row>
      </table:table>
      <table:table table:name="Part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 table:number-rows-repeated="12">
          <table:table-cell table:number-columns-repeated="3"/>
        </table:table-row>
        <table:table-row table:style-name="ro1">
          <table:table-cell/>
          <table:table-cell office:value-type="string">
            <text:p>BUZZ1</text:p>
          </table:table-cell>
          <table:table-cell table:formula="of:=[Sheet1.F2]" office:value-type="string" office:string-value=" AI-2429-TWT-12V-3-R">
            <text:p><text:s/>AI-2429-TWT-12V-3-R</text:p>
          </table:table-cell>
        </table:table-row>
        <table:table-row table:style-name="ro1">
          <table:table-cell/>
          <table:table-cell office:value-type="string">
            <text:p>BUZZ2</text:p>
          </table:table-cell>
          <table:table-cell table:formula="of:=[Sheet1.F3]" office:value-type="string" office:string-value=" PB-1408">
            <text:p><text:s/>PB-1408</text:p>
          </table:table-cell>
        </table:table-row>
        <table:table-row table:style-name="ro1">
          <table:table-cell/>
          <table:table-cell office:value-type="string">
            <text:p>CONN1, CONN2</text:p>
          </table:table-cell>
          <table:table-cell table:formula="of:=[Sheet1.F23]" office:value-type="string" office:string-value=" AMPHENOL_BNC_31-5431">
            <text:p><text:s/>AMPHENOL_BNC_31-5431</text:p>
          </table:table-cell>
        </table:table-row>
        <table:table-row table:style-name="ro1">
          <table:table-cell/>
          <table:table-cell office:value-type="string">
            <text:p>S1,S3</text:p>
          </table:table-cell>
          <table:table-cell table:formula="of:=[Sheet1.F80]" office:value-type="string" office:string-value=" 7201SYAQE">
            <text:p><text:s/>7201SYAQE</text:p>
          </table:table-cell>
        </table:table-row>
        <table:table-row table:style-name="ro1">
          <table:table-cell/>
          <table:table-cell table:formula="of:=[Sheet1.A99]" office:value-type="string" office:string-value="U1.">
            <text:p>U1.</text:p>
          </table:table-cell>
          <table:table-cell table:formula="of:=[Sheet1.B99]" office:value-type="string" office:string-value=" LM331">
            <text:p><text:s/>LM331</text:p>
          </table:table-cell>
        </table:table-row>
        <table:table-row table:style-name="ro1">
          <table:table-cell/>
          <table:table-cell table:formula="of:=[Sheet1.A100]" office:value-type="string" office:string-value="U2.">
            <text:p>U2.</text:p>
          </table:table-cell>
          <table:table-cell table:formula="of:=[Sheet1.B101]" office:value-type="float" office:value="74221">
            <text:p>74221</text:p>
          </table:table-cell>
        </table:table-row>
        <table:table-row table:style-name="ro1">
          <table:table-cell/>
          <table:table-cell table:formula="of:=[Sheet1.A103]" office:value-type="string" office:string-value="U3.1">
            <text:p>U3.1</text:p>
          </table:table-cell>
          <table:table-cell table:formula="of:=[Sheet1.B103]" office:value-type="string" office:string-value=" LM339">
            <text:p><text:s/>LM339</text:p>
          </table:table-cell>
        </table:table-row>
        <table:table-row table:style-name="ro1">
          <table:table-cell/>
          <table:table-cell table:formula="of:=[Sheet1.A107]" office:value-type="string" office:string-value="U4.">
            <text:p>U4.</text:p>
          </table:table-cell>
          <table:table-cell table:formula="of:=[Sheet1.B107]" office:value-type="string" office:string-value=" LF356">
            <text:p><text:s/>LF356</text:p>
          </table:table-cell>
        </table:table-row>
        <table:table-row table:style-name="ro1">
          <table:table-cell/>
          <table:table-cell table:formula="of:=[Sheet1.A108]" office:value-type="string" office:string-value="U5">
            <text:p>U5</text:p>
          </table:table-cell>
          <table:table-cell table:formula="of:=[Sheet1.B108]" office:value-type="string" office:string-value=" LM555">
            <text:p><text:s/>LM555</text:p>
          </table:table-cell>
        </table:table-row>
        <table:table-row table:style-name="ro1">
          <table:table-cell/>
          <table:table-cell table:formula="of:=[Sheet1.A109]" office:value-type="string" office:string-value="U6.">
            <text:p>U6.</text:p>
          </table:table-cell>
          <table:table-cell table:formula="of:=[Sheet1.B109]" office:value-type="string" office:string-value=" INA129">
            <text:p><text:s/>INA129</text:p>
          </table:table-cell>
        </table:table-row>
        <table:table-row table:style-name="ro1">
          <table:table-cell/>
          <table:table-cell table:formula="of:=[Sheet1.A110]" office:value-type="string" office:string-value="VREG1">
            <text:p>VREG1</text:p>
          </table:table-cell>
          <table:table-cell table:formula="of:=[Sheet1.B110]" office:value-type="float" office:value="7805">
            <text:p>7805</text:p>
          </table:table-cell>
        </table:table-row>
        <table:table-row table:style-name="ro1">
          <table:table-cell/>
          <table:table-cell office:value-type="string">
            <text:p>D1, D2</text:p>
          </table:table-cell>
          <table:table-cell table:formula="of:=[Sheet1.F28]" office:value-type="string" office:string-value=" 1N4148">
            <text:p><text:s/>1N4148</text:p>
          </table:table-cell>
        </table:table-row>
        <table:table-row table:style-name="ro1">
          <table:table-cell/>
          <table:table-cell office:value-type="string">
            <text:p>Q1, Q2</text:p>
          </table:table-cell>
          <table:table-cell table:formula="of:=[Sheet1.B36]" office:value-type="string" office:string-value=" 2N3904">
            <text:p><text:s/>2N3904</text:p>
          </table:table-cell>
        </table:table-row>
        <table:table-row table:style-name="ro1">
          <table:table-cell/>
          <table:table-cell office:value-type="string">
            <text:p>LCD1</text:p>
          </table:table-cell>
          <table:table-cell office:value-type="string">
            <text:p>DP-6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1">05/01/2010</text:date>, <text:time>16:2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5-01T16:21:04</dc:date>
    <meta:generator>OpenOffice.org/3.2$Linux OpenOffice.org_project/320m12$Build-9483</meta:generator>
    <meta:editing-duration>PT02H46M44S</meta:editing-duration>
    <meta:editing-cycles>7</meta:editing-cycles>
    <meta:document-statistic meta:table-count="2" meta:cell-count="866" meta:object-count="0"/>
  </office:meta>
</office:document-meta>
</file>